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10-09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1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5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2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1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2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2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2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1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0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10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2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1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2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0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2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2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1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1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14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22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1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2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3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343806896552" calcext:value-type="float">
            <text:p>7.64343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2464" calcext:value-type="float">
            <text:p>7.6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34088" calcext:value-type="float">
            <text:p>7.56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853779310345" calcext:value-type="float">
            <text:p>7.50853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958374193548" calcext:value-type="float">
            <text:p>7.5095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06352" calcext:value-type="float">
            <text:p>7.5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72129032258" calcext:value-type="float">
            <text:p>7.5777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04648" calcext:value-type="float">
            <text:p>7.63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223819354839" calcext:value-type="float">
            <text:p>7.6822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38648275862" calcext:value-type="float">
            <text:p>7.67738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502012903226" calcext:value-type="float">
            <text:p>7.6950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752412903226" calcext:value-type="float">
            <text:p>7.9175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34" calcext:value-type="float">
            <text:p>7.92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5562" calcext:value-type="float">
            <text:p>7.92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07816" calcext:value-type="float">
            <text:p>7.98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720593548387" calcext:value-type="float">
            <text:p>7.9772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934012903226" calcext:value-type="float">
            <text:p>7.9693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6096" calcext:value-type="float">
            <text:p>8.00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442374193548" calcext:value-type="float">
            <text:p>8.1344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99504" calcext:value-type="float">
            <text:p>8.28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061187096774" calcext:value-type="float">
            <text:p>8.4106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534485714286" calcext:value-type="float">
            <text:p>8.36534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928748387097" calcext:value-type="float">
            <text:p>8.3592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16910344828" calcext:value-type="float">
            <text:p>8.51316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158916129032" calcext:value-type="float">
            <text:p>8.5115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36888" calcext:value-type="float">
            <text:p>8.53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406748387097" calcext:value-type="float">
            <text:p>8.5040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43303225806" calcext:value-type="float">
            <text:p>8.49143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91168" calcext:value-type="float">
            <text:p>8.52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01470967742" calcext:value-type="float">
            <text:p>8.5980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994" calcext:value-type="float">
            <text:p>8.714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52580645161" calcext:value-type="float">
            <text:p>8.7175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341057142857" calcext:value-type="float">
            <text:p>8.67341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42296774194" calcext:value-type="float">
            <text:p>8.6444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1852" calcext:value-type="float">
            <text:p>8.619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97136" calcext:value-type="float">
            <text:p>8.57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367122580645" calcext:value-type="float">
            <text:p>8.5536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47632" calcext:value-type="float">
            <text:p>8.5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49948387097" calcext:value-type="float">
            <text:p>8.5314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80258064516" calcext:value-type="float">
            <text:p>8.5108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59088" calcext:value-type="float">
            <text:p>8.51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56129032258" calcext:value-type="float">
            <text:p>8.5835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6304" calcext:value-type="float">
            <text:p>8.65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07070967742" calcext:value-type="float">
            <text:p>8.6650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190142857143" calcext:value-type="float">
            <text:p>8.68190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62296774194" calcext:value-type="float">
            <text:p>8.7206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374012903226" calcext:value-type="float">
            <text:p>8.8837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5192" calcext:value-type="float">
            <text:p>8.8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656258064516" calcext:value-type="float">
            <text:p>8.8765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6604" calcext:value-type="float">
            <text:p>8.89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07904516129" calcext:value-type="float">
            <text:p>8.8807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6284" calcext:value-type="float">
            <text:p>8.87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841909677419" calcext:value-type="float">
            <text:p>8.9084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26744" calcext:value-type="float">
            <text:p>9.00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407696551724" calcext:value-type="float">
            <text:p>9.02407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460748387097" calcext:value-type="float">
            <text:p>9.0146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328648275862" calcext:value-type="float">
            <text:p>9.16328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569572413793" calcext:value-type="float">
            <text:p>9.20569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1464" calcext:value-type="float">
            <text:p>9.22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50620689655" calcext:value-type="float">
            <text:p>9.22650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191903448276" calcext:value-type="float">
            <text:p>9.23191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94608" calcext:value-type="float">
            <text:p>9.24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662537931035" calcext:value-type="float">
            <text:p>9.286625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25848" calcext:value-type="float">
            <text:p>9.35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994206896552" calcext:value-type="float">
            <text:p>9.38994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39512" calcext:value-type="float">
            <text:p>9.41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038933333333" calcext:value-type="float">
            <text:p>9.38038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928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981257142857" calcext:value-type="float">
            <text:p>9.3498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26" meta:object-count="0"/>
    <meta:user-defined meta:name="AppVersion">3.0</meta:user-defined>
  </office:meta>
</office:document-meta>
</file>